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ff" draw:textarea-horizontal-align="center" draw:textarea-vertical-align="middle"/>
    </style:style>
    <style:style style:name="gr6" style:family="graphic" style:parent-style-name="standard">
      <style:graphic-properties svg:stroke-color="#ff0000" draw:textarea-horizontal-align="center" draw:textarea-vertical-align="middle"/>
    </style:style>
    <style:style style:name="gr7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ff" draw:textarea-horizontal-align="center" draw:textarea-vertical-align="middle"/>
    </style:style>
    <style:style style:name="gr10" style:family="graphic" style:parent-style-name="standard">
      <style:graphic-properties svg:stroke-color="#000000" draw:textarea-horizontal-align="center" draw:textarea-vertical-align="middle"/>
    </style:style>
    <style:style style:name="gr11" style:family="graphic" style:parent-style-name="standard">
      <style:graphic-properties svg:stroke-color="#000080" draw:textarea-horizontal-align="center" draw:textarea-vertical-align="middle"/>
    </style:style>
    <style:style style:name="gr12" style:family="graphic" style:parent-style-name="standard">
      <style:graphic-properties draw:stroke="none" svg:stroke-color="#000080" draw:fill="none" draw:fill-color="#ffffff" fo:min-height="0.635cm"/>
    </style:style>
    <style:style style:name="gr13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color="#000080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color="#ff0000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0000"/>
    </style:style>
    <style:style style:name="T5" style:family="text">
      <style:text-properties fo:color="#ff00ff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13.7cm" svg:y="1.635cm">
          <text:p text:style-name="P1">5V BE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1.27cm" svg:x="16.875cm" svg:y="1.635cm">
          <text:p text:style-name="P1">3.3V LD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3.175cm" svg:x="14.335cm" svg:y="6.715cm">
          <text:p text:style-name="P2"><text:span text:style-name="T1">FTDI223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1.27cm" svg:x="20.685cm" svg:y="6.715cm">
          <text:p text:style-name="P1">MAX23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1.27cm" svg:x="25.13cm" svg:y="6.715cm">
          <text:p text:style-name="P2"><text:span text:style-name="T1">MTI-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27cm" svg:x="20.685cm" svg:y="8.62cm">
          <text:p text:style-name="P2"><text:span text:style-name="T1">XBe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1cm" svg:y1="2.905cm" svg:x2="17.51cm" svg:y2="6.715cm">
          <text:p/>
        </draw:line>
        <draw:line draw:style-name="gr5" draw:text-style-name="P1" draw:layer="layout" svg:x1="18.145cm" svg:y1="9.255cm" svg:x2="20.685cm" svg:y2="9.255cm">
          <text:p/>
        </draw:line>
        <draw:line draw:style-name="gr6" draw:text-style-name="P1" draw:layer="layout" svg:x1="14.97cm" svg:y1="2.905cm" svg:x2="14.97cm" svg:y2="6.715cm">
          <text:p/>
        </draw:line>
        <draw:line draw:style-name="gr6" draw:text-style-name="P1" draw:layer="layout" svg:x1="18.145cm" svg:y1="7.35cm" svg:x2="20.685cm" svg:y2="7.35cm">
          <text:p/>
        </draw:line>
        <draw:line draw:style-name="gr6" draw:text-style-name="P1" draw:layer="layout" svg:x1="23.86cm" svg:y1="7.35cm" svg:x2="25.13cm" svg:y2="7.35cm">
          <text:p/>
        </draw:line>
        <draw:custom-shape draw:style-name="gr7" draw:text-style-name="P2" draw:layer="layout" svg:width="3.81cm" svg:height="3.175cm" svg:x="1.635cm" svg:y="6.715cm">
          <text:p text:style-name="P2"><text:span text:style-name="T1">OVERO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81cm" svg:height="3.175cm" svg:x="7.35cm" svg:y="6.715cm">
          <text:p text:style-name="P2"><text:span text:style-name="T1">USB HU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1.27cm" svg:x="8.62cm" svg:y="3.54cm">
          <text:p text:style-name="P2"><text:span text:style-name="T1">Hokuyo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.905cm" svg:y1="2.27cm" svg:x2="13.7cm" svg:y2="2.27cm">
          <text:p/>
        </draw:line>
        <draw:line draw:style-name="gr10" draw:text-style-name="P1" draw:layer="layout" svg:x1="9.89cm" svg:y1="4.81cm" svg:x2="9.89cm" svg:y2="6.715cm">
          <text:p/>
        </draw:line>
        <draw:line draw:style-name="gr11" draw:text-style-name="P1" draw:layer="layout" svg:x1="4.175cm" svg:y1="3.54cm" svg:x2="4.175cm" svg:y2="2.27cm">
          <text:p/>
        </draw:line>
        <draw:frame draw:style-name="gr12" draw:text-style-name="P3" draw:layer="layout" svg:width="7.62cm" svg:height="0.962cm" svg:x="2.27cm" svg:y="1.308cm">
          <draw:text-box>
            <text:p text:style-name="P3"><text:span text:style-name="T2">V_BAT (10.8-13.2V)</text:span></text:p>
          </draw:text-box>
        </draw:frame>
        <draw:line draw:style-name="gr10" draw:text-style-name="P1" draw:layer="layout" svg:x1="5.445cm" svg:y1="8.62cm" svg:x2="7.35cm" svg:y2="8.62cm">
          <text:p/>
        </draw:line>
        <draw:line draw:style-name="gr10" draw:text-style-name="P1" draw:layer="layout" svg:x1="11.16cm" svg:y1="7.985cm" svg:x2="14.335cm" svg:y2="7.985cm">
          <text:p/>
        </draw:line>
        <draw:line draw:style-name="gr6" draw:text-style-name="P1" draw:layer="layout" svg:x1="14.97cm" svg:y1="5.445cm" svg:x2="4.81cm" svg:y2="5.445cm">
          <text:p/>
        </draw:line>
        <draw:line draw:style-name="gr6" draw:text-style-name="P1" draw:layer="layout" svg:x1="4.81cm" svg:y1="6.715cm" svg:x2="4.81cm" svg:y2="5.445cm">
          <text:p/>
        </draw:line>
        <draw:line draw:style-name="gr6" draw:text-style-name="P1" draw:layer="layout" svg:x1="8.62cm" svg:y1="6.715cm" svg:x2="8.62cm" svg:y2="5.445cm">
          <text:p/>
        </draw:line>
        <draw:custom-shape draw:style-name="gr13" draw:text-style-name="P4" draw:layer="layout" svg:width="1.27cm" svg:height="1.27cm" svg:x="27.035cm" svg:y="3.54cm">
          <text:p text:style-name="P4"><text:span text:style-name="T3">GPS</text:span></text:p>
          <text:p text:style-name="P4"><text:span text:style-name="T3">Ant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7.67cm" svg:y1="4.81cm" svg:x2="27.67cm" svg:y2="6.715cm">
          <text:p/>
        </draw:line>
        <draw:custom-shape draw:style-name="gr13" draw:text-style-name="P4" draw:layer="layout" svg:width="1.27cm" svg:height="1.27cm" svg:x="1.635cm" svg:y="3.54cm">
          <text:p text:style-name="P4"><text:span text:style-name="T3">Wifi</text:span></text:p>
          <text:p text:style-name="P4"><text:span text:style-name="T3">Ant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.27cm" svg:y1="4.81cm" svg:x2="2.27cm" svg:y2="6.715cm">
          <text:p/>
        </draw:line>
        <draw:frame draw:style-name="gr14" draw:text-style-name="P5" draw:layer="layout" svg:width="1.905cm" svg:height="0.962cm" svg:x="13.7cm" svg:y="4.483cm">
          <draw:text-box>
            <text:p text:style-name="P5"><text:span text:style-name="T4">5V</text:span></text:p>
          </draw:text-box>
        </draw:frame>
        <draw:frame draw:style-name="gr14" draw:text-style-name="P5" draw:layer="layout" svg:width="1.905cm" svg:height="0.962cm" svg:x="17.51cm" svg:y="4.483cm">
          <draw:text-box>
            <text:p text:style-name="P5"><text:span text:style-name="T5">3.3V</text:span></text:p>
          </draw:text-box>
        </draw:frame>
        <draw:custom-shape draw:style-name="gr13" draw:text-style-name="P4" draw:layer="layout" svg:width="1.27cm" svg:height="1.27cm" svg:x="3.54cm" svg:y="3.54cm">
          <text:p text:style-name="P4"><text:span text:style-name="T3">FET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8.62cm" svg:y1="4.175cm" svg:x2="4.81cm" svg:y2="4.175cm">
          <text:p/>
        </draw:line>
        <draw:line draw:style-name="gr10" draw:text-style-name="P1" draw:layer="layout" svg:x1="4.175cm" svg:y1="6.715cm" svg:x2="4.175cm" svg:y2="4.81cm">
          <text:p/>
        </draw:line>
        <draw:frame draw:style-name="gr14" draw:text-style-name="P6" draw:layer="layout" svg:width="1.521cm" svg:height="0.885cm" svg:x="3.289cm" svg:y="6.715cm">
          <draw:text-box>
            <text:p text:style-name="P6"><text:span text:style-name="T6">GPIO</text:span></text:p>
          </draw:text-box>
        </draw:frame>
        <draw:line draw:style-name="gr10" draw:text-style-name="P7" draw:layer="layout" svg:x1="7.985cm" svg:y1="9.89cm" svg:x2="7.985cm" svg:y2="10.525cm">
          <text:p/>
        </draw:line>
        <draw:line draw:style-name="gr10" draw:text-style-name="P7" draw:layer="layout" svg:x1="9.89cm" svg:y1="9.89cm" svg:x2="9.89cm" svg:y2="10.525cm">
          <text:p/>
        </draw:line>
        <draw:frame draw:style-name="gr14" draw:text-style-name="P6" draw:layer="layout" svg:width="1.521cm" svg:height="0.885cm" svg:x="9.004cm" svg:y="6.715cm">
          <draw:text-box>
            <text:p text:style-name="P6"><text:span text:style-name="T6">CON1</text:span></text:p>
          </draw:text-box>
        </draw:frame>
        <draw:frame draw:style-name="gr14" draw:text-style-name="P6" draw:layer="layout" svg:width="1.521cm" svg:height="0.885cm" svg:x="7.35cm" svg:y="9.255cm">
          <draw:text-box>
            <text:p text:style-name="P6"><text:span text:style-name="T6">CON4</text:span></text:p>
          </draw:text-box>
        </draw:frame>
        <draw:frame draw:style-name="gr14" draw:text-style-name="P6" draw:layer="layout" svg:width="1.521cm" svg:height="0.885cm" svg:x="9.847cm" svg:y="7.393cm">
          <draw:text-box>
            <text:p text:style-name="P6"><text:span text:style-name="T6">CON2</text:span></text:p>
          </draw:text-box>
        </draw:frame>
        <draw:frame draw:style-name="gr14" draw:text-style-name="P6" draw:layer="layout" svg:width="1.521cm" svg:height="0.885cm" svg:x="9.255cm" svg:y="9.255cm">
          <draw:text-box>
            <text:p text:style-name="P6"><text:span text:style-name="T6">CON3</text:span></text:p>
          </draw:text-box>
        </draw:frame>
        <draw:frame draw:style-name="gr14" draw:text-style-name="P8" draw:layer="layout" svg:width="3.175cm" svg:height="0.885cm" svg:x="14.97cm" svg:y="7.1cm">
          <draw:text-box>
            <text:p text:style-name="P8"><text:span text:style-name="T7">/dev/ttyUSB0</text:span></text:p>
          </draw:text-box>
        </draw:frame>
        <draw:frame draw:style-name="gr14" draw:text-style-name="P9" draw:layer="layout" svg:width="3.175cm" svg:height="0.885cm" svg:x="14.97cm" svg:y="9.005cm">
          <draw:text-box>
            <text:p text:style-name="P9"><text:span text:style-name="T3">/dev/ttyUSB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ul Cox</meta:initial-creator>
    <meta:creation-date>2011-04-05T09:48:23</meta:creation-date>
    <dc:date>2011-04-05T10:34:29</dc:date>
    <dc:creator>Paul Cox</dc:creator>
    <meta:editing-duration>PT00H46M08S</meta:editing-duration>
    <meta:editing-cycles>2</meta:editing-cycles>
    <meta:generator>OpenOffice.org/3.2$Linux OpenOffice.org_project/320m19$Build-9505</meta:generator>
    <meta:document-statistic meta:object-count="41"/>
  </office:meta>
</office:document-meta>
</file>